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fo:language="zxx" fo:country="none" officeooo:rsid="001e7041" officeooo:paragraph-rsid="001e7041" style:language-asian="zxx" style:country-asian="none" style:language-complex="zxx" style:country-complex="none"/>
    </style:style>
    <style:style style:name="P2" style:family="paragraph" style:parent-style-name="Heading_20_2">
      <style:text-properties officeooo:rsid="001e7041" officeooo:paragraph-rsid="001e7041"/>
    </style:style>
    <style:style style:name="P3" style:family="paragraph" style:parent-style-name="Heading_20_2">
      <style:text-properties fo:language="zxx" fo:country="none" officeooo:rsid="001e7041" officeooo:paragraph-rsid="001e7041" style:language-asian="zxx" style:country-asian="none" style:language-complex="zxx" style:country-complex="none"/>
    </style:style>
    <style:style style:name="P4" style:family="paragraph" style:parent-style-name="Heading_20_2">
      <style:text-properties officeooo:rsid="001ece28" officeooo:paragraph-rsid="001ece28"/>
    </style:style>
    <style:style style:name="P5" style:family="paragraph" style:parent-style-name="Heading_20_2">
      <style:text-properties officeooo:rsid="001ece28" officeooo:paragraph-rsid="001f0641"/>
    </style:style>
    <style:style style:name="P6" style:family="paragraph" style:parent-style-name="Text_20_body">
      <style:text-properties fo:language="zxx" fo:country="none" officeooo:rsid="001e7041" officeooo:paragraph-rsid="001e7041" style:language-asian="zxx" style:country-asian="none" style:language-complex="zxx" style:country-complex="none"/>
    </style:style>
    <style:style style:name="P7" style:family="paragraph" style:parent-style-name="Text_20_body">
      <style:text-properties fo:language="zxx" fo:country="none" officeooo:rsid="001ece28" officeooo:paragraph-rsid="001ece28" style:language-asian="zxx" style:country-asian="none" style:language-complex="zxx" style:country-complex="none"/>
    </style:style>
    <style:style style:name="P8" style:family="paragraph" style:parent-style-name="Text_20_body">
      <style:text-properties officeooo:rsid="001ece28" officeooo:paragraph-rsid="001ece28"/>
    </style:style>
    <style:style style:name="P9" style:family="paragraph" style:parent-style-name="Text_20_body">
      <style:text-properties officeooo:rsid="001f0641" officeooo:paragraph-rsid="001f0641"/>
    </style:style>
    <style:style style:name="P10" style:family="paragraph" style:parent-style-name="Text_20_body">
      <style:text-properties officeooo:rsid="001f0641" officeooo:paragraph-rsid="001f9d48"/>
    </style:style>
    <style:style style:name="P11" style:family="paragraph" style:parent-style-name="Text_20_body">
      <style:text-properties style:font-name="Liberation Sans" officeooo:rsid="001f0641" officeooo:paragraph-rsid="001f9d48"/>
    </style:style>
    <style:style style:name="P12" style:family="paragraph" style:parent-style-name="Text_20_body">
      <style:text-properties style:font-name="Liberation Sans" officeooo:rsid="001f9d48" officeooo:paragraph-rsid="001f9d48"/>
    </style:style>
    <style:style style:name="T1" style:family="text">
      <style:text-properties officeooo:rsid="001ece28"/>
    </style:style>
    <style:style style:name="T2" style:family="text">
      <style:text-properties officeooo:rsid="001f0641"/>
    </style:style>
    <style:style style:name="T3" style:family="text">
      <style:text-properties fo:font-size="16.1000003814697pt" officeooo:rsid="001f9d48" style:font-size-asian="14.0500001907349pt" style:font-size-complex="16.1000003814697pt"/>
    </style:style>
    <style:style style:name="T4" style:family="text">
      <style:text-properties fo:font-size="16.1000003814697pt" fo:font-weight="bold" officeooo:rsid="001f9d48" style:font-size-asian="14.0500001907349pt" style:font-weight-asian="bold" style:font-size-complex="16.1000003814697pt" style:font-weight-complex="bold"/>
    </style:style>
    <style:style style:name="T5" style:family="text">
      <style:text-properties officeooo:rsid="0021958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grammieren 1</text:h>
      <text:h text:style-name="P3" text:outline-level="2">Aufgabe 1</text:h>
      <text:p text:style-name="P6">Der Kommentar sagt nicht, was genau geändert werden muss, und wieso. Dies führt zu Verwirrung und der Kommentar wird später nutzlos sein, wenn man nach einer Pause zurück zum Programm kommt und nicht weiss, was gemeint war.</text:p>
      <text:h text:style-name="P2" text:outline-level="2">Aufgabe 2</text:h>
      <text:p text:style-name="P6">quiz Grade: Es darf keinen Leerschlag im Bezeichner geben.</text:p>
      <text:p text:style-name="P7">2ndGrade: Ein Bezeichner darf nicht mit einer Zahl beginnen.</text:p>
      <text:p text:style-name="P7">grades1&amp;2: Ein Bezeichner darf nur _ oder $ als Sonderzeichen enthalten, nicht jedoch "&amp;".</text:p>
      <text:h text:style-name="P4" text:outline-level="2">Aufgabe 3</text:h>
      <text:p text:style-name="P8">1) Exam</text:p>
      <text:p text:style-name="P8">2) score</text:p>
      <text:p text:style-name="P8">3) avgScore oder averageScore</text:p>
      <text:p text:style-name="P8">4) MAXSCORE</text:p>
      <text:h text:style-name="P5" text:outline-level="2">Aufgabe <text:span text:style-name="T2">4</text:span></text:h>
      <text:p text:style-name="P9">Variablen:</text:p>
      <text:p text:style-name="P9">- start</text:p>
      <text:p text:style-name="P9">- destination</text:p>
      <text:p text:style-name="P9">- airline</text:p>
      <text:p text:style-name="P9">Methoden:</text:p>
      <text:p text:style-name="P9">- ticketPrice (z.B. abhängig von Reiseklasse)</text:p>
      <text:p text:style-name="P9">- duration (abhängig von start und destination)</text:p>
      <text:p text:style-name="P10">- </text:p>
      <text:p text:style-name="P11"><text:span text:style-name="T4">Aufgabe 5</text:span><text:tab/></text:p>
      <text:p text:style-name="P12">System.out.println(“”Mein Name ist Winston Wolfe. Ich <text:span text:style-name="T5">löse Probleme!”, stellte er sich vo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3T17:50:45.581860260</meta:creation-date>
    <dc:date>2021-10-03T18:28:51.686087781</dc:date>
    <meta:editing-duration>PT7M25S</meta:editing-duration>
    <meta:editing-cycles>2</meta:editing-cycles>
    <meta:generator>LibreOffice/7.1.5.2$Linux_X86_64 LibreOffice_project/10$Build-2</meta:generator>
    <meta:document-statistic meta:table-count="0" meta:image-count="0" meta:object-count="0" meta:page-count="1" meta:paragraph-count="23" meta:word-count="125" meta:character-count="782" meta:non-whitespace-character-count="678"/>
  </office:meta>
</office:document-meta>
</file>